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61cm" fo:margin-left="0.43cm" fo:margin-right="0.409cm" table:align="margins" style:writing-mode="lr-tb"/>
    </style:style>
    <style:style style:name="Tabla1.A" style:family="table-column">
      <style:table-column-properties style:column-width="9.551cm" style:rel-column-width="38735*"/>
    </style:style>
    <style:style style:name="Tabla1.B" style:family="table-column">
      <style:table-column-properties style:column-width="6.609cm" style:rel-column-width="26800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61cm" fo:margin-left="0.39cm" fo:margin-right="0.45cm" table:align="margins" style:writing-mode="lr-tb"/>
    </style:style>
    <style:style style:name="Tabla2.A" style:family="table-column">
      <style:table-column-properties style:column-width="6.983cm" style:rel-column-width="28319*"/>
    </style:style>
    <style:style style:name="Tabla2.B" style:family="table-column">
      <style:table-column-properties style:column-width="9.178cm" style:rel-column-width="37216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61cm" fo:margin-left="0.39cm" fo:margin-right="0.45cm" table:align="margins" style:writing-mode="lr-tb"/>
    </style:style>
    <style:style style:name="Tabla4.A" style:family="table-column">
      <style:table-column-properties style:column-width="16.161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3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10" style:family="paragraph" style:parent-style-name="Standard">
      <style:text-properties fo:color="#000000" style:font-name="ARIAL" fo:font-weight="bold" style:font-weight-asian="bold"/>
    </style:style>
    <style:style style:name="P11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3" style:family="paragraph" style:parent-style-name="Table_20_Contents">
      <style:text-properties fo:color="#000000" style:font-name="ARIAL"/>
    </style:style>
    <style:style style:name="P14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>
      <style:paragraph-properties style:snap-to-layout-grid="false"/>
      <style:text-properties fo:color="#000000" style:font-name="ARIAL"/>
    </style:style>
    <style:style style:name="P16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7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8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/>
      <style:text-properties fo:color="#000000" style:font-name="ARIAL" style:font-style-complex="italic" fo:hyphenate="true" fo:hyphenation-remain-char-count="2" fo:hyphenation-push-char-count="2"/>
    </style:style>
    <style:style style:name="P19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weight="bold" style:font-weight-asian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Buscar Proyect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4">Nombre del Caso de Uso:</text:span><text:span text:style-name="T6"> Buscar </text:span><text:span text:style-name="UC_5f_NormalAzul_20_Car"><text:span text:style-name="T6"><text:s/>Proyecto.</text:span></text:span></text:p>
          </table:table-cell>
          <table:table-cell table:style-name="Tabla1.B1" office:value-type="string">
            <text:p text:style-name="P6"><text:span text:style-name="T3">Nro. de Caso de Uso:</text:span> CU 34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4">Actor Principal:</text:span><text:span text:style-name="T5"> </text:span><text:span text:style-name="UC_5f_NormalAzul_20_Car"><text:span text:style-name="T5">Administr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6"><text:span text:style-name="T3">Objetivo:</text:span> </text:p>
            <text:p text:style-name="P4"><text:span text:style-name="T6">1 – Buscar</text:span><text:span text:style-name="UC_5f_NormalAzul_20_Car"><text:span text:style-name="T6"> los datos del registro de un proyecto ya creado ya sea por Código del Proyecto, Nombre del Proyecto, Descripción, Fecha y Hora de creación, Usuario Creador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<text:span text:style-name="T3">Pre-Condiciones:</text:span> </text:p>
            <text:p text:style-name="P8">1 – Debe existir un usuario Administrador en el Sistema o Líder de Proyecto</text:p>
            <text:p text:style-name="P4"><text:span text:style-name="UC_5f_NormalAzul_20_Car"><text:span text:style-name="T6">2 – El Usuario debe haber iniciado sesión exitosamente y estar con la sesión abiert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<text:span text:style-name="T3">Post-Condiciones:</text:span> </text:p>
            <text:p text:style-name="P4"><text:span text:style-name="UC_5f_NormalAzul_20_Car"><text:span text:style-name="T6">1 – El Usuario encuentra los datos del registro del proyecto deseado</text:span></text:span></text:p>
          </table:table-cell>
          <table:covered-table-cell/>
        </table:table-row>
      </table:table>
      <text:p text:style-name="P5"/>
      <text:p text:style-name="P9">Diagramas de casos de uso relacionados: <text:span text:style-name="UC_5f_NormalAzul_20_Car"><text:span text:style-name="T7">Diagrama de Caso de Uso del Módulo Administración del Sistema.</text:span></text:span><text:span text:style-name="T8">.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 </text:p>
            <text:p text:style-name="P10"/>
          </table:table-cell>
          <table:covered-table-cell/>
        </table:table-row>
        <table:table-row table:style-name="Tabla2.1">
          <table:table-cell table:style-name="Tabla2.A2" office:value-type="string">
            <text:p text:style-name="P11">Usuario</text:p>
          </table:table-cell>
          <table:table-cell table:style-name="Tabla2.A1" office:value-type="string">
            <text:p text:style-name="P11">Sistema</text:p>
          </table:table-cell>
        </table:table-row>
        <table:table-row table:style-name="Tabla2.3">
          <table:table-cell table:style-name="Tabla2.A2" office:value-type="string">
            <text:p text:style-name="P15"/>
          </table:table-cell>
          <table:table-cell table:style-name="Tabla2.A1" office:value-type="string">
            <text:p text:style-name="P16">1– El Sistema presenta un listado de todos los proyectos existentes y los posibles filtros.</text:p>
          </table:table-cell>
        </table:table-row>
        <table:table-row table:style-name="Tabla2.4">
          <table:table-cell table:style-name="Tabla2.A4" office:value-type="string">
            <text:p text:style-name="P15">2 – Selecciona el filtro que desea y <text:s text:c="2"/>ingresa el patrón de búsqueda.</text:p>
          </table:table-cell>
          <table:table-cell table:style-name="Tabla2.B4" office:value-type="string">
            <text:p text:style-name="P16"/>
          </table:table-cell>
        </table:table-row>
        <table:table-row table:style-name="Tabla2.5">
          <table:table-cell table:style-name="Tabla2.A2" office:value-type="string">
            <text:p text:style-name="P16"/>
          </table:table-cell>
          <table:table-cell table:style-name="Tabla2.A1" office:value-type="string">
            <text:p text:style-name="P16">3 – El Sistema realiza la búsqueda y va filtrando el listado según el patrón especificado.</text:p>
          </table:table-cell>
        </table:table-row>
        <table:table-row table:style-name="Tabla2.5">
          <table:table-cell table:style-name="Tabla2.A4" office:value-type="string">
            <text:p text:style-name="P16">4 – El usuario puede seleccionar un registro de la tabla de resultados y hacer clic en consultar, para ver los datos del mismo.</text:p>
          </table:table-cell>
          <table:table-cell table:style-name="Tabla2.B4" office:value-type="string">
            <text:p text:style-name="P6"/>
          </table:table-cell>
        </table:table-row>
        <table:table-row table:style-name="Tabla2.5">
          <table:table-cell table:style-name="Tabla2.A4" office:value-type="string">
            <text:p text:style-name="P16">5 – El Administrador selecciona “Salir”, para cerrar el formulario de listado de usuarios creados.</text:p>
          </table:table-cell>
          <table:table-cell table:style-name="Tabla2.B4" office:value-type="string">
            <text:p text:style-name="P6"/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ALTERNATIVAS (Camino exitoso)</text:p>
          </table:table-cell>
        </table:table-row>
        <table:table-row table:style-name="Tabla3.1">
          <table:table-cell table:style-name="Tabla3.A1" office:value-type="string">
            <text:p text:style-name="P14">A1. Cancelar la Búsqueda.</text:p>
            <text:p text:style-name="P18">El Usuario dispone de la opción <text:s/>“Salir”, en cuyo caso se cierra el formulario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EXCEPCIONES</text:p>
          </table:table-cell>
        </table:table-row>
        <table:table-row table:style-name="Tabla4.1">
          <table:table-cell table:style-name="Tabla4.A1" office:value-type="string">
            <text:list xml:id="list4486990381" text:style-name="WW8Num8">
              <text:list-header>
                <text:p text:style-name="P19">E1. Servidor Web no disponible</text:p>
              </text:list-header>
            </text:list>
            <text:p text:style-name="P17">Si el Sistema no puede interactuar con el Servidor Web para la consulta del proyecto, debe ser indicado al usuario por medio de un mensaje.</text:p>
          </table:table-cell>
        </table:table-row>
      </table:table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Asociaciones de Extensión: Consultar Proyecto</text:p>
          </table:table-cell>
        </table:table-row>
        <table:table-row table:style-name="Tabla5.1">
          <table:table-cell table:style-name="Tabla5.A1" office:value-type="string">
            <text:p text:style-name="P13">Asociaciones de Inclusión: Ninguno.</text:p>
          </table:table-cell>
        </table:table-row>
        <table:table-row table:style-name="Tabla5.1">
          <table:table-cell table:style-name="Tabla5.A3" office:value-type="string">
            <text:p text:style-name="P6">Casos de Uso donde se incluye: Ninguno.</text:p>
          </table:table-cell>
        </table:table-row>
        <text:soft-page-break/>
        <table:table-row table:style-name="Tabla5.1">
          <table:table-cell table:style-name="Tabla5.A3" office:value-type="string">
            <text:p text:style-name="P6">Casos de Uso al que extiende: Administrar Proyecto</text:p>
          </table:table-cell>
        </table:table-row>
        <table:table-row table:style-name="Tabla5.1">
          <table:table-cell table:style-name="Tabla5.A1" office:value-type="string">
            <text:p text:style-name="P6">Caso de Uso de Generalización: Ninguno.</text:p>
          </table:table-cell>
        </table:table-row>
        <table:table-row table:style-name="Tabla5.1">
          <table:table-cell table:style-name="Tabla5.A3" office:value-type="string">
            <text:p text:style-name="P6">Requerimientos Funcionales Asociados: RF137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6:49:00</meta:creation-date>
    <dc:date>2013-03-22T21:55:07</dc:date>
    <meta:editing-duration>PT2H59M56S</meta:editing-duration>
    <meta:editing-cycles>43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3" meta:word-count="293" meta:character-count="1826" meta:non-whitespace-character-count="1556"/>
  </office:meta>
</office:document-meta>
</file>